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95fdb" officeooo:paragraph-rsid="00195fdb"/>
    </style:style>
    <style:style style:name="P2" style:family="paragraph" style:parent-style-name="Text_20_body">
      <style:paragraph-properties fo:text-align="justify" style:justify-single-word="false"/>
      <style:text-properties officeooo:rsid="00195fdb" officeooo:paragraph-rsid="00195fdb"/>
    </style:style>
    <style:style style:name="P3" style:family="paragraph" style:parent-style-name="Text_20_body">
      <style:paragraph-properties fo:text-align="justify" style:justify-single-word="false"/>
      <style:text-properties officeooo:rsid="00242670" officeooo:paragraph-rsid="00242670"/>
    </style:style>
    <style:style style:name="P4" style:family="paragraph" style:parent-style-name="Text_20_body">
      <style:paragraph-properties fo:text-align="justify" style:justify-single-word="false"/>
      <style:text-properties officeooo:rsid="00242670" officeooo:paragraph-rsid="004c35e4"/>
    </style:style>
    <style:style style:name="P5" style:family="paragraph" style:parent-style-name="Text_20_body">
      <style:paragraph-properties fo:text-align="justify" style:justify-single-word="false"/>
      <style:text-properties officeooo:rsid="001a12cc" officeooo:paragraph-rsid="001a12cc"/>
    </style:style>
    <style:style style:name="P6" style:family="paragraph" style:parent-style-name="Text_20_body">
      <style:text-properties officeooo:rsid="0028bbe9" officeooo:paragraph-rsid="0028bbe9"/>
    </style:style>
    <style:style style:name="P7" style:family="paragraph" style:parent-style-name="Text_20_body">
      <style:paragraph-properties fo:text-align="justify" style:justify-single-word="false"/>
      <style:text-properties officeooo:paragraph-rsid="0071c565"/>
    </style:style>
    <style:style style:name="P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 style:writing-mode="lr-tb"/>
    </style:style>
    <style:style style:name="P10" style:family="paragraph">
      <loext:graphic-properties draw:fill="none" draw:fill-color="#ff0000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gradient" draw:fill-color="#729fcf" draw:fill-gradient-name="Gradient_20_2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12cc"/>
    </style:style>
    <style:style style:name="T2" style:family="text">
      <style:text-properties officeooo:rsid="001acfde"/>
    </style:style>
    <style:style style:name="T3" style:family="text">
      <style:text-properties officeooo:rsid="001c8ab8"/>
    </style:style>
    <style:style style:name="T4" style:family="text">
      <style:text-properties officeooo:rsid="001cb7f2"/>
    </style:style>
    <style:style style:name="T5" style:family="text">
      <style:text-properties style:font-name="Liberation Sans" fo:font-size="18.2000007629395pt" fo:font-weight="bold" officeooo:rsid="001cb7f2" style:font-name-asian="Noto Sans SC Regular" style:font-size-asian="18.2000007629395pt" style:font-weight-asian="bold" style:font-name-complex="Droid Sans Devanagari" style:font-size-complex="18.2000007629395pt" style:font-weight-complex="bold"/>
    </style:style>
    <style:style style:name="T6" style:family="text">
      <style:text-properties officeooo:rsid="001da30a"/>
    </style:style>
    <style:style style:name="T7" style:family="text">
      <style:text-properties officeooo:rsid="001ebe9c"/>
    </style:style>
    <style:style style:name="T8" style:family="text">
      <style:text-properties officeooo:rsid="001f4854"/>
    </style:style>
    <style:style style:name="T9" style:family="text">
      <style:text-properties officeooo:rsid="00248729"/>
    </style:style>
    <style:style style:name="T10" style:family="text">
      <style:text-properties officeooo:rsid="0024f72b"/>
    </style:style>
    <style:style style:name="T11" style:family="text">
      <style:text-properties officeooo:rsid="0026ede4"/>
    </style:style>
    <style:style style:name="T12" style:family="text">
      <style:text-properties officeooo:rsid="0029df1f"/>
    </style:style>
    <style:style style:name="T13" style:family="text">
      <style:text-properties officeooo:rsid="002ba352"/>
    </style:style>
    <style:style style:name="T14" style:family="text">
      <style:text-properties officeooo:rsid="002d7bd4"/>
    </style:style>
    <style:style style:name="T15" style:family="text">
      <style:text-properties officeooo:rsid="002d8aa8"/>
    </style:style>
    <style:style style:name="T16" style:family="text">
      <style:text-properties officeooo:rsid="002f2a8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e33b6" style:font-style-asian="italic" style:font-style-complex="italic"/>
    </style:style>
    <style:style style:name="T19" style:family="text">
      <style:text-properties fo:font-style="italic" officeooo:rsid="0046eaa4" style:font-style-asian="italic" style:font-style-complex="italic"/>
    </style:style>
    <style:style style:name="T20" style:family="text">
      <style:text-properties fo:font-style="italic" officeooo:rsid="002f2a8a" style:font-style-asian="italic" style:font-style-complex="italic"/>
    </style:style>
    <style:style style:name="T21" style:family="text">
      <style:text-properties fo:font-style="italic" officeooo:rsid="00515f6a" style:font-style-asian="italic" style:font-style-complex="italic"/>
    </style:style>
    <style:style style:name="T22" style:family="text">
      <style:text-properties fo:font-style="italic" officeooo:rsid="0028bbe9" style:font-style-asian="italic" style:font-style-complex="italic"/>
    </style:style>
    <style:style style:name="T23" style:family="text">
      <style:text-properties fo:font-style="italic" officeooo:rsid="002d7bd4" style:font-style-asian="italic" style:font-style-complex="italic"/>
    </style:style>
    <style:style style:name="T24" style:family="text">
      <style:text-properties officeooo:rsid="002fce68"/>
    </style:style>
    <style:style style:name="T25" style:family="text">
      <style:text-properties officeooo:rsid="003198c7"/>
    </style:style>
    <style:style style:name="T26" style:family="text">
      <style:text-properties officeooo:rsid="003de3be"/>
    </style:style>
    <style:style style:name="T27" style:family="text">
      <style:text-properties officeooo:rsid="003e33b6"/>
    </style:style>
    <style:style style:name="T28" style:family="text">
      <style:text-properties officeooo:rsid="0040c475"/>
    </style:style>
    <style:style style:name="T29" style:family="text">
      <style:text-properties officeooo:rsid="0041e633"/>
    </style:style>
    <style:style style:name="T30" style:family="text">
      <style:text-properties officeooo:rsid="0042000b"/>
    </style:style>
    <style:style style:name="T31" style:family="text">
      <style:text-properties officeooo:rsid="0043bfdc"/>
    </style:style>
    <style:style style:name="T32" style:family="text">
      <style:text-properties officeooo:rsid="0045c697"/>
    </style:style>
    <style:style style:name="T33" style:family="text">
      <style:text-properties officeooo:rsid="0046eaa4"/>
    </style:style>
    <style:style style:name="T34" style:family="text">
      <style:text-properties officeooo:rsid="0047862a"/>
    </style:style>
    <style:style style:name="T35" style:family="text">
      <style:text-properties officeooo:rsid="00495bba"/>
    </style:style>
    <style:style style:name="T36" style:family="text">
      <style:text-properties officeooo:rsid="004bba17"/>
    </style:style>
    <style:style style:name="T37" style:family="text">
      <style:text-properties officeooo:rsid="004c35e4"/>
    </style:style>
    <style:style style:name="T38" style:family="text">
      <style:text-properties officeooo:rsid="004d5336"/>
    </style:style>
    <style:style style:name="T39" style:family="text">
      <style:text-properties officeooo:rsid="004dc245"/>
    </style:style>
    <style:style style:name="T40" style:family="text">
      <style:text-properties officeooo:rsid="004ef52e"/>
    </style:style>
    <style:style style:name="T41" style:family="text">
      <style:text-properties officeooo:rsid="004ff06a"/>
    </style:style>
    <style:style style:name="T42" style:family="text">
      <style:text-properties officeooo:rsid="00515f6a"/>
    </style:style>
    <style:style style:name="T43" style:family="text">
      <style:text-properties fo:font-style="normal" officeooo:rsid="00515f6a" style:font-style-asian="normal" style:font-style-complex="normal"/>
    </style:style>
    <style:style style:name="T44" style:family="text">
      <style:text-properties officeooo:rsid="00533fb9"/>
    </style:style>
    <style:style style:name="T45" style:family="text">
      <style:text-properties officeooo:rsid="0054c122"/>
    </style:style>
    <style:style style:name="T46" style:family="text">
      <style:text-properties officeooo:rsid="0055a0be"/>
    </style:style>
    <style:style style:name="T47" style:family="text">
      <style:text-properties officeooo:rsid="005610f2"/>
    </style:style>
    <style:style style:name="T48" style:family="text">
      <style:text-properties officeooo:rsid="0028bbe9"/>
    </style:style>
    <style:style style:name="T49" style:family="text">
      <style:text-properties officeooo:rsid="00585bc7"/>
    </style:style>
    <style:style style:name="T50" style:family="text">
      <style:text-properties officeooo:rsid="005a4829"/>
    </style:style>
    <style:style style:name="T51" style:family="text">
      <style:text-properties officeooo:rsid="005c2aa1"/>
    </style:style>
    <style:style style:name="T52" style:family="text">
      <style:text-properties officeooo:rsid="005de3de"/>
    </style:style>
    <style:style style:name="T53" style:family="text">
      <style:text-properties officeooo:rsid="005e9a7b"/>
    </style:style>
    <style:style style:name="T54" style:family="text">
      <style:text-properties officeooo:rsid="00600709"/>
    </style:style>
    <style:style style:name="T55" style:family="text">
      <style:text-properties officeooo:rsid="0066e68c"/>
    </style:style>
    <style:style style:name="T56" style:family="text">
      <style:text-properties officeooo:rsid="0068939c"/>
    </style:style>
    <style:style style:name="T57" style:family="text">
      <style:text-properties officeooo:rsid="006a3186"/>
    </style:style>
    <style:style style:name="T58" style:family="text">
      <style:text-properties officeooo:rsid="006a7ff7"/>
    </style:style>
    <style:style style:name="T59" style:family="text">
      <style:text-properties officeooo:rsid="006c6bf8"/>
    </style:style>
    <style:style style:name="T60" style:family="text">
      <style:text-properties officeooo:rsid="006dbcda"/>
    </style:style>
    <style:style style:name="T61" style:family="text">
      <style:text-properties officeooo:rsid="00701e60"/>
    </style:style>
    <style:style style:name="T62" style:family="text">
      <style:text-properties officeooo:rsid="0072183d"/>
    </style:style>
    <style:style style:name="T63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3.454cm" fo:min-width="3.3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0000" draw:textarea-horizontal-align="left" draw:auto-grow-height="true" draw:auto-grow-width="true" fo:min-height="0.57cm" fo:min-width="3.9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1cm" fo:min-width="1.97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1cm" fo:min-width="1.1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0000" draw:textarea-horizontal-align="left" draw:auto-grow-height="true" draw:auto-grow-width="true" fo:min-height="0.713cm" fo:min-width="4.26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2.31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2.04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2.05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80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3.53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3.14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465a4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51cm" svg:stroke-color="#ff0000" draw:marker-start="" draw:marker-start-width="0.279cm" draw:marker-start-center="false" draw:marker-end="" draw:marker-end-width="0.279cm" draw:marker-end-center="false" draw:fill="none" draw:fill-color="#ff0000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Gradient_20_2" draw:gradient-step-count="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55cm" fo:min-width="1.9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1cm" fo:min-width="3.9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1cm" fo:min-width="4.26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19cm" fo:min-width="1.9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4.32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2.208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7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1cm" fo:min-width="1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55cm" fo:min-width="1.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1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07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07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Title">Quality and the Project Management Triangle</text:p>
      <text:p text:style-name="P1"/>
      <text:h text:style-name="Heading_20_1" text:outline-level="1">Introduction</text:h>
      <text:p text:style-name="P2">The <text:span text:style-name="T6">basic </text:span>idea of the project management triangle is illustrat<text:span text:style-name="T6">ing</text:span> the constraints between scope <text:span text:style-name="T52">(features)</text:span>, time, <text:span text:style-name="T52">costs (resources)</text:span>, and quality. There are different representations of this model. A prominent on<text:span text:style-name="T1">e</text:span> shows quality as the area <text:span text:style-name="T1">surrounded by a triangle defined by scope, time, and costs:</text:span></text:p>
      <text:p text:style-name="P5"><draw:frame draw:style-name="fr2" draw:name="Rahmen1" text:anchor-type="paragraph" svg:y="0.319cm" svg:width="16.563cm" draw:z-index="0"><draw:text-box fo:min-height="5.946cm"><text:p text:style-name="Fig."><draw:g text:anchor-type="paragraph" draw:z-index="1" draw:name="Form1" draw:style-name="gr23"><draw:custom-shape draw:style-name="gr16" draw:text-style-name="P8" svg:width="4.943cm" svg:height="4.008cm" svg:x="1.879cm" svg:y="0.975cm"><text:p/><draw:enhanced-geometry svg:viewBox="0 0 21600 21600" draw:glue-points="10800 0 5400 10800 10800 21600 16200 10800" draw:text-areas="5400 10800 16200 21600" draw:type="flowchart-extract" draw:enhanced-path="M 10800 0 L 21600 21600 0 21600 10800 0 Z N"/></draw:custom-shape><draw:frame draw:style-name="gr17" draw:text-style-name="P17" svg:width="4.472cm" svg:height="0.962cm" svg:x="2.178cm" svg:y="0.014cm"><draw:text-box><text:p text:style-name="P9"><text:span text:style-name="T65">Scope (Features)</text:span></text:p></draw:text-box></draw:frame><draw:frame draw:style-name="gr18" draw:text-style-name="P17" svg:width="4.763cm" svg:height="0.962cm" svg:x="0cm" svg:y="4.983cm"><draw:text-box><text:p text:style-name="P9"><text:span text:style-name="T65">Costs (Resources)</text:span></text:p></draw:text-box></draw:frame><draw:frame draw:style-name="gr5" draw:text-style-name="P17" svg:width="1.615cm" svg:height="0.962cm" svg:x="6.061cm" svg:y="4.983cm"><draw:text-box><text:p text:style-name="P9"><text:span text:style-name="T65">Time</text:span></text:p></draw:text-box></draw:frame><draw:frame draw:style-name="gr24" draw:text-style-name="P17" svg:width="2.091cm" svg:height="0.962cm" svg:x="3.366cm" svg:y="2.933cm"><draw:text-box><text:p text:style-name="P9"><text:span text:style-name="T65">Quality</text:span></text:p></draw:text-box></draw:frame><draw:custom-shape draw:style-name="gr25" draw:text-style-name="P8" svg:width="4.941cm" svg:height="4.008cm" svg:x="10.767cm" svg:y="0.961cm"><text:p/><draw:enhanced-geometry svg:viewBox="0 0 21600 21600" draw:glue-points="10800 0 5400 10800 10800 21600 16200 10800" draw:text-areas="5400 10800 16200 21600" draw:type="flowchart-extract" draw:enhanced-path="M 10800 0 L 21600 21600 0 21600 10800 0 Z N"/></draw:custom-shape><draw:frame draw:style-name="gr17" draw:text-style-name="P17" svg:width="4.472cm" svg:height="0.962cm" svg:x="11.084cm" svg:y="0cm"><draw:text-box><text:p text:style-name="P9"><text:span text:style-name="T65">Scope (Features)</text:span></text:p></draw:text-box></draw:frame><draw:frame draw:style-name="gr18" draw:text-style-name="P17" svg:width="4.763cm" svg:height="0.962cm" svg:x="8.886cm" svg:y="4.969cm"><draw:text-box><text:p text:style-name="P9"><text:span text:style-name="T65">Costs (Resources)</text:span></text:p></draw:text-box></draw:frame><draw:frame draw:style-name="gr5" draw:text-style-name="P17" svg:width="1.615cm" svg:height="0.962cm" svg:x="14.947cm" svg:y="4.969cm"><draw:text-box><text:p text:style-name="P9"><text:span text:style-name="T65">Time</text:span></text:p></draw:text-box></draw:frame><draw:custom-shape draw:style-name="gr26" draw:text-style-name="P13" svg:width="0.546cm" svg:height="1.763cm" svg:x="12.966cm" svg:y="1.362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27" draw:text-style-name="P13" svg:width="0.544cm" svg:height="1.652cm" draw:transform="skewX (-0.00314159265358989) rotate (-0.963072681250472) translate (12.2678472222222cm 3.66536111111111cm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28" draw:text-style-name="P13" svg:width="0.544cm" svg:height="1.646cm" draw:transform="skewX (0.00314159265358981) rotate (-2.17851997233932) translate (15.605125cm 4.6355cm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24" draw:text-style-name="P17" svg:width="2.091cm" svg:height="0.962cm" svg:x="12.234cm" svg:y="3.052cm"><draw:text-box><text:p text:style-name="P9"><text:span text:style-name="T65">Quality</text:span></text:p></draw:text-box></draw:frame></draw:g>Fig. <text:sequence text:ref-name="refFig.0" text:name="Fig." text:formula="ooow:Fig.+1" style:num-format="1">1</text:sequence>: The project management triangle (left-hand side) and with arrows highlighting the constraints between the elements <text:span text:style-name="T45">(right-hand side)</text:span>.</text:p></draw:text-box></draw:frame></text:p>
      <text:p text:style-name="P5"><text:span text:style-name="T6">The diagram</text:span> shows that each change of scope (feature set), time (schedule), and costs (resources) ha<text:span text:style-name="T61">s</text:span> an impact on quality. However, it suggests quality is a pure implicit parameter. I don’<text:span text:style-name="T2">t </text:span><text:span text:style-name="T6">think that’</text:span><text:span text:style-name="T53">s</text:span><text:span text:style-name="T6"> the right way to look at quality</text:span><text:span text:style-name="T2">. </text:span><text:span text:style-name="T35">Though</text:span><text:span text:style-name="T7">, m</text:span><text:span text:style-name="T6">ost </text:span><text:span text:style-name="T3">developer</text:span><text:span text:style-name="T6">s</text:span><text:span text:style-name="T3"> usually </text:span><text:span text:style-name="T6">have an intrinsic demand for </text:span><text:span text:style-name="T3">quality, </text:span><text:span text:style-name="T6">some may even </text:span><text:span text:style-name="T7">try to create some piece of art and </text:span><text:span text:style-name="T6">continue their work when the product is already almost perfect. </text:span><text:span text:style-name="T45">A</text:span><text:span text:style-name="T7">lso </text:span><text:span text:style-name="T45">strategic</text:span><text:span text:style-name="T7"> l</text:span><text:span text:style-name="T3">eaders will reassure </text:span><text:span text:style-name="T7">the</text:span><text:span text:style-name="T45">ir</text:span><text:span text:style-name="T7"> developers to do so.</text:span><text:span text:style-name="T3"> </text:span><text:span text:style-name="T54">In contrast</text:span><text:span text:style-name="T7">, project</text:span><text:span text:style-name="T3"> managers have to deal with the costs. </text:span><text:span text:style-name="T7">And that’s the </text:span><text:span text:style-name="T45">whole </text:span><text:span text:style-name="T7">point, because it’s </text:span><text:span text:style-name="T4">their job </text:span><text:span text:style-name="T7">or let me say their profession</text:span><text:span text:style-name="T4"> to focus on costs, quality could be considered less. </text:span><text:span text:style-name="T45">Of course, w</text:span><text:span text:style-name="T7">e all know that f</text:span><text:span text:style-name="T4">eatures might not get accepted,</text:span><text:span text:style-name="T7"> b</text:span><text:span text:style-name="T4">ad quality leads to problems and higher costs in the long run, </text:span><text:span text:style-name="T7">and a</text:span><text:span text:style-name="T4">dding resources at the end of milestones is not effective </text:span><text:span text:style-name="T7">and so on and so forth. However, when it comes to money, </text:span><text:span text:style-name="T8">it’s unfortunately most often about immediate costs and not long-term savings. </text:span><text:span text:style-name="T45">That’s why quality does not just happen, you have to care for it.</text:span></text:p>
      <text:h text:style-name="Heading_20_1" text:outline-level="1"><text:span text:style-name="T5">What about </text:span>agile?</text:h>
      <text:p text:style-name="P3">So better make quality an explicit parameter within the <text:span text:style-name="T17">triangle</text:span> and put some spotlight on it.</text:p>
      <text:p text:style-name="P3"><draw:frame draw:style-name="fr2" draw:name="Rahmen2" text:anchor-type="paragraph" svg:y="0.319cm" svg:width="8.514cm" draw:z-index="2"><draw:text-box fo:min-height="5.932cm"><text:p text:style-name="Fig."><draw:g text:anchor-type="paragraph" draw:z-index="3" draw:name="Form2" draw:style-name="gr1"><draw:custom-shape draw:style-name="gr16" draw:text-style-name="P8" svg:width="4.943cm" svg:height="4.008cm" svg:x="1.879cm" svg:y="0.961cm"><text:p/>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</draw:custom-shape><draw:frame draw:style-name="gr17" draw:text-style-name="P17" svg:width="4.472cm" svg:height="0.962cm" svg:x="2.178cm" svg:y="0cm"><draw:text-box><text:p text:style-name="P9"><text:span text:style-name="T65">Scope (Features)</text:span></text:p></draw:text-box></draw:frame><draw:frame draw:style-name="gr18" draw:text-style-name="P17" svg:width="4.763cm" svg:height="0.962cm" svg:x="0cm" svg:y="4.969cm"><draw:text-box><text:p text:style-name="P9"><text:span text:style-name="T65">Costs (Resources)</text:span></text:p></draw:text-box></draw:frame><draw:frame draw:style-name="gr5" draw:text-style-name="P17" svg:width="1.615cm" svg:height="0.962cm" svg:x="6.061cm" svg:y="4.969cm"><draw:text-box><text:p text:style-name="P9"><text:span text:style-name="T65">Time</text:span></text:p></draw:text-box></draw:frame><draw:frame draw:style-name="gr19" draw:text-style-name="P17" svg:width="2.476cm" svg:height="1.17cm" svg:x="6.038cm" svg:y="0.813cm"><draw:text-box><text:p text:style-name="P9"><text:span text:style-name="T65">Quality</text:span></text:p></draw:text-box></draw:frame><draw:custom-shape draw:style-name="gr20" draw:text-style-name="P13" svg:width="0.544cm" svg:height="5.298cm" draw:transform="skewX (0.00174532925199438) rotate (-0.9234537072302) translate (6.03426388888889cm 1.52223611111111cm)"><text:p/><draw:enhanced-geometry svg:viewBox="0 0 21600 21600" draw:mirror-horizontal="false" draw:mirror-vertical="false" draw:text-areas="?f0 ?f8 ?f2 ?f9" draw:type="up-down-arrow" draw:modifiers="5310.82568807339 2910.98527746319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21" draw:text-style-name="P13" svg:width="0.544cm" svg:height="3.07cm" svg:x="6.442cm" svg:y="1.764cm"><text:p/>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22" draw:text-style-name="P13" svg:width="0.546cm" svg:height="1.482cm" draw:transform="rotate (-1.5707963267949) translate (6.03779166666667cm 0.961319444444444cm)"><text:p/><draw:enhanced-geometry svg:viewBox="0 0 21600 21600" draw:mirror-vertical="false" draw:mirror-horizontal="false" draw:text-areas="?f0 ?f8 ?f2 ?f9" draw:type="up-down-arrow" draw:modifiers="4835.22935779816 6631.57894736842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Fig. <text:sequence text:ref-name="refFig.1" text:name="Fig." text:formula="ooow:Fig.+1" style:num-format="1">2</text:sequence>: Pushing quality out of the triangle and making it an explicit parameter.</text:p></draw:text-box></draw:frame><text:soft-page-break/></text:p>
      <text:p text:style-name="P4">Agile concepts like XP’s test first and test driven development can surely help. The (unit) test code becomes part of the user story and a feature can only be closed if all test<text:span text:style-name="T46">s</text:span> are successfully performed. Timeboxing <text:span text:style-name="T9">and splitting efforts and costs into sprints/iterations and increments also seem to be </text:span><text:span text:style-name="T46">reasonable</text:span><text:span text:style-name="T9"> </text:span><text:span text:style-name="T46">methods</text:span><text:span text:style-name="T9"> to manage the triangle constraints in a good manner. </text:span><text:span text:style-name="T10">But is this really the </text:span><text:span text:style-name="T47">whole </text:span><text:span text:style-name="T10">truth? Is this really how the daily work looks like? I guess I’m somehow automotive availability biased but from my experience the unit tests are not requested, specified, and delivered in </text:span><text:span text:style-name="T36">a similar </text:span><text:span text:style-name="T10">way like functional features are defined </text:span><text:span text:style-name="T47">and groomed</text:span><text:span text:style-name="T10">. Maybe there is some general statement about code coverage </text:span><text:span text:style-name="T37">goals</text:span><text:span text:style-name="T10"> </text:span><text:span text:style-name="T47">and tests are mentioned in the DoD </text:span><text:span text:style-name="T10">but </text:span><text:span text:style-name="T47">even </text:span><text:span text:style-name="T37">if so, the question </text:span><text:span text:style-name="T47">remains</text:span><text:span text:style-name="T37"> whether</text:span><text:span text:style-name="T10"> </text:span><text:span text:style-name="T37">the impact on time and costs of </text:span><text:span text:style-name="T10">such a demand </text:span><text:span text:style-name="T37">is </text:span><text:span text:style-name="T10">also reflect</text:span><text:span text:style-name="T37">ed appropriately with</text:span><text:span text:style-name="T47">in</text:span><text:span text:style-name="T37"> the calculation of </text:span><text:span text:style-name="T47">the </text:span><text:span text:style-name="T37">commissioned work </text:span><text:span text:style-name="T38">(</text:span><text:span text:style-name="T47">despite of all</text:span><text:span text:style-name="T38"> the cost pressure </text:span><text:span text:style-name="T47">when competing for an award</text:span><text:span text:style-name="T38">).</text:span><text:span text:style-name="T10"> Same with the request for agile processes. </text:span><text:span text:style-name="T11">A usual (automotive) milestone plan is quite rigid and strict and in the end </text:span><text:span text:style-name="T55">you have to meet </text:span><text:span text:style-name="T11">a fixed delivery date before S</text:span><text:span text:style-name="T56">O</text:span><text:span text:style-name="T11">P. Consequently, the </text:span><text:span text:style-name="T47">next </text:span><text:span text:style-name="T11">question is, if scope and time can really be considered as variable parameters or </text:span><text:span text:style-name="T39">rather have to be treated as</text:span><text:span text:style-name="T11"> fixed constants. </text:span><text:span text:style-name="T48">If scope and time are more or less fixed, the rubber bands (constraints) between </text:span><text:span text:style-name="T40">the </text:span><text:span text:style-name="T22">triangle</text:span><text:span text:style-name="T48"> elements will </text:span><text:span text:style-name="T47">strongly </text:span><text:span text:style-name="T48">pull at costs and quality. What about the chances to find somebody who is willing to increase the costs </text:span><text:span text:style-name="T12">in order to </text:span><text:span text:style-name="T47">absorb</text:span><text:span text:style-name="T12"> the exterior forces? </text:span><text:span text:style-name="T40">Usually not really </text:span><text:span text:style-name="T15">good, I guess, m</text:span><text:span text:style-name="T12">ost likely it’s </text:span><text:span text:style-name="T47">more </text:span><text:span text:style-name="T12">the other way around </text:span><text:span text:style-name="T13">and you are asked to go with less budget.</text:span></text:p>
      <text:p text:style-name="P6"><draw:frame draw:style-name="fr1" draw:name="Rahmen3" text:anchor-type="paragraph" svg:x="4.66cm" svg:y="-0.023cm" svg:width="8.269cm" draw:z-index="4"><draw:text-box fo:min-height="6.242cm"><text:p text:style-name="Fig."><draw:g text:anchor-type="paragraph" draw:z-index="5" draw:name="Form3" draw:style-name="gr1"><draw:custom-shape draw:style-name="gr2" draw:text-style-name="P8" svg:width="3.897cm" svg:height="3.705cm" svg:x="2.189cm" svg:y="1.535cm"><text:p/><draw:enhanced-geometry svg:viewBox="0 0 21600 21600" draw:type="rectangle" draw:enhanced-path="M 0 0 L 21600 0 21600 21600 0 21600 0 0 Z N"/></draw:custom-shape><draw:frame draw:style-name="gr3" draw:text-style-name="P10" svg:width="4.472cm" svg:height="0.821cm" svg:x="0.189cm" svg:y="0.201cm"><draw:text-box><text:p text:style-name="P9"><text:span text:style-name="T63">Scope (Features)</text:span></text:p></draw:text-box></draw:frame><draw:frame draw:style-name="gr4" draw:text-style-name="P11" svg:width="2.477cm" svg:height="0.962cm" draw:transform="rotate (0.545240858323029) translate (5.6515cm 1.28411111111111cm)"><draw:text-box><text:p text:style-name="P9"><text:span text:style-name="T64">Quality</text:span></text:p></draw:text-box></draw:frame><draw:frame draw:style-name="gr5" draw:text-style-name="P12" svg:width="1.615cm" svg:height="0.962cm" svg:x="5.25cm" svg:y="5.278cm"><draw:text-box><text:p text:style-name="P9"><text:span text:style-name="T63">Time</text:span></text:p></draw:text-box></draw:frame><draw:frame draw:style-name="gr6" draw:text-style-name="P10" svg:width="4.763cm" svg:height="0.964cm" svg:x="0.002cm" svg:y="5.267cm"><draw:text-box><text:p text:style-name="P9"><text:span text:style-name="T63">Costs (Resources)</text:span></text:p></draw:text-box></draw:frame><draw:custom-shape draw:style-name="gr7" draw:text-style-name="P13" svg:width="0.417cm" svg:height="3.202cm" draw:transform="rotate (-1.5707963267949) translate (5.76968055555556cm 4.82247222222222cm)"><text:p/><draw:enhanced-geometry svg:viewBox="0 0 21600 21600" draw:mirror-vertical="false" draw:mirror-horizontal="fals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8" draw:text-style-name="P13" svg:width="0.602cm" svg:height="3.033cm" draw:transform="rotate (-1.5707963267949) translate (5.53331944444444cm 1.24883333333333cm)"><text:p/><draw:enhanced-geometry svg:viewBox="0 0 21600 21600" draw:mirror-vertical="false" draw:mirror-horizontal="false" draw:text-areas="?f0 ?f8 ?f2 ?f9" draw:type="up-down-arrow" draw:modifiers="5373.13432835821 5250.79365079365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9" draw:text-style-name="P13" svg:width="0.322cm" svg:height="2.876cm" svg:x="2.189cm" svg:y="1.87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0" draw:text-style-name="P13" svg:width="0.65cm" svg:height="2.694cm" svg:x="5.749cm" svg:y="2.115cm"><text:p/><draw:enhanced-geometry svg:viewBox="0 0 21600 21600" draw:text-areas="?f0 ?f8 ?f2 ?f9" draw:type="up-down-arrow" draw:modifiers="5310.82568807339 5073.43802205145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1" draw:text-style-name="P13" svg:width="0.784cm" svg:height="4.349cm" draw:transform="skewX (-0.000349065850398842) rotate (-0.837932573882477) translate (5.42219444444444cm 1.63159722222222cm)"><text:p/><draw:enhanced-geometry svg:viewBox="0 0 21600 21600" draw:text-areas="?f0 ?f8 ?f2 ?f9" draw:type="up-down-arrow" draw:modifiers="6737.61467889908 3733.94648829431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2" draw:text-style-name="P13" svg:width="0.318cm" svg:height="4.232cm" draw:transform="skewX (-0.00209439510239328) rotate (-2.3404865269244) translate (5.72381944444444cm 4.63373611111111cm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3" draw:text-style-name="P14" svg:width="0.553cm" svg:height="0.533cm" draw:transform="skewX (-0.00331612557878907) rotate (0.816988622858546) translate (1.92616666666667cm 1.69156944444444cm)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827.89317507418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line draw:style-name="gr14" draw:text-style-name="P15" svg:x1="2.336cm" svg:y1="1.717cm" svg:x2="2.099cm" svg:y2="1.121cm"><text:p/></draw:line><draw:custom-shape draw:style-name="gr13" draw:text-style-name="P14" svg:width="0.553cm" svg:height="0.535cm" draw:transform="skewX (-0.00994837673636768) rotate (0.81262529972856) translate (1.91205555555556cm 5.14526388888889cm)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827.89317507418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line draw:style-name="gr14" draw:text-style-name="P15" svg:x1="2.324cm" svg:y1="5.171cm" svg:x2="2.087cm" svg:y2="4.575cm"><text:p/></draw:line><draw:custom-shape draw:style-name="gr13" draw:text-style-name="P14" svg:width="0.551cm" svg:height="0.533cm" draw:transform="skewX (-0.0066322511575785) rotate (0.814894227756152) translate (5.59505555555556cm 5.13644444444445cm)"><text:p/>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827.89317507418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line draw:style-name="gr14" draw:text-style-name="P15" svg:x1="6.006cm" svg:y1="5.163cm" svg:x2="5.769cm" svg:y2="4.567cm"><text:p/></draw:line><draw:custom-shape draw:style-name="gr15" draw:text-style-name="P16" svg:width="0.348cm" svg:height="0.332cm" svg:x="1.969cm" svg:y="1.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16" svg:width="0.35cm" svg:height="0.332cm" svg:x="1.949cm" svg:y="4.4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16" svg:width="0.35cm" svg:height="0.332cm" svg:x="5.602cm" svg:y="4.3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Fig. <text:sequence text:ref-name="refFig.2" text:name="Fig." text:formula="ooow:Fig.+1" style:num-format="1">3</text:sequence>: <text:span text:style-name="T57">Another representation of the model, t</text:span>he triangle becomes a rectangle. <text:span text:style-name="T58">Unfortunately,</text:span> with three (mostly) fixed corners.</text:p></draw:text-box></draw:frame></text:p>
      <text:p text:style-name="Standard"><text:soft-page-break/></text:p>
      <text:h text:style-name="Heading_20_1" text:outline-level="1">Grading inflation</text:h>
      <text:p text:style-name="P7"><text:span text:style-name="T14">So finally there is only one </text:span><text:span text:style-name="T23">variable</text:span><text:span text:style-name="T14"> left. </text:span><text:span text:style-name="T26">Unfortunately, it’s exactly </text:span><text:span text:style-name="T14">that element </text:span><text:span text:style-name="T26">which</text:span><text:span text:style-name="T16"> shouldn’t be up for discussion at all. </text:span><text:span text:style-name="T44">T</text:span><text:span text:style-name="T26">hat element</text:span><text:span text:style-name="T14"> </text:span><text:span text:style-name="T26">at which the first diagram looks only im</text:span><text:span text:style-name="T16">plicitly. Of course this effect isn’t something </text:span><text:span text:style-name="T27">that </text:span><text:span text:style-name="T28">is</text:span><text:span text:style-name="T27"> deliberately or officially accepted</text:span><text:span text:style-name="T16">. </text:span><text:span text:style-name="T27">This </text:span><text:span text:style-name="T16">leads to a dilemma, trilemma </text:span><text:span text:style-name="T28">or better</text:span><text:span text:style-name="T16"> quadlemma which cannot be easily resolved as long as you </text:span><text:span text:style-name="T28">aren’t able to</text:span><text:span text:style-name="T16"> unfix and tweak the other parameters of the </text:span><text:span text:style-name="T20">triangle </text:span><text:span text:style-name="T43">which is actually a</text:span><text:span text:style-name="T21"> rectangle</text:span><text:span text:style-name="T16">. </text:span><text:span text:style-name="T31">However, what </text:span><text:span text:style-name="T29">also</text:span><text:span text:style-name="T25"> happens </text:span><text:span text:style-name="T28">instead </text:span><text:span text:style-name="T29">of </text:span><text:bookmark text:name="untightening_(Englisch)"/><text:bookmark text:name="untightening_.28Englisch.29"/>untightenin<text:span text:style-name="T29">g scope, time, and costs </text:span><text:span text:style-name="T28"><text:s/></text:span><text:span text:style-name="T25">– </text:span><text:span text:style-name="T27">at </text:span><text:span text:style-name="T25">least this is my impression – </text:span><text:span text:style-name="T31">is </text:span><text:span text:style-name="T41">the attempt to compensate </text:span><text:span text:style-name="T31">decreasing quality by </text:span><text:span text:style-name="T27">grading inflation. Terms like </text:span><text:span text:style-name="T18">best</text:span><text:span text:style-name="T27"> or </text:span><text:span text:style-name="T18">excellent</text:span><text:span text:style-name="T27"> quality are </text:span><text:span text:style-name="T30">introduced</text:span><text:span text:style-name="T27">, very good seems not enough anymore. </text:span><text:span text:style-name="T31">Unfortunately, it’s often only an illusion. I don’t believe that such relative attributes are suited to reflect the quality of a product. It’s like the best pizza in town, </text:span><text:span text:style-name="T42">where </text:span><text:span text:style-name="T31">yo</text:span><text:span text:style-name="T42">u</text:span><text:span text:style-name="T31"> never really know what you can expect. </text:span><text:span text:style-name="T42">Q</text:span><text:span text:style-name="T31">uality should be evaluated by absolute grades </text:span><text:span text:style-name="T32">without dependency too space or time (holds true as long there is no new industrial revolution </text:span><text:span text:style-name="T42">happening </text:span><text:span text:style-name="T32">that comes up with some disruptive new </text:span><text:span text:style-name="T42">production </text:span><text:span text:style-name="T32">technology). </text:span><text:span text:style-name="T49">That is to say, </text:span><text:span text:style-name="T32">if a product is deemed good in Asia, it should also be deemed good in Europe or anywhere else; and if a product reaches today a high grade of quality, a review of this grade shouldn’t be necessary just because </text:span><text:span text:style-name="T33">some new and maybe better products appear on market (a relative rating like </text:span><text:span text:style-name="T19">best</text:span><text:span text:style-name="T33"> or </text:span><text:span text:style-name="T19">excellent</text:span><text:span text:style-name="T33"> would need a reevaluation in that case). </text:span></text:p>
      <text:p text:style-name="P7"><text:span text:style-name="T33">Don’t get me wrong, relative grading is not </text:span><text:span text:style-name="T62">bad</text:span><text:span text:style-name="T33"> per se, e. g. it could be used during </text:span><text:span text:style-name="T42">the </text:span><text:span text:style-name="T33">development phase </text:span><text:span text:style-name="T42">in order </text:span><text:span text:style-name="T33">to create some </text:span><text:span text:style-name="T42">internal</text:span><text:span text:style-name="T33"> competition between (sub)component</text:span><text:span text:style-name="T42">s</text:span><text:span text:style-name="T33"> </text:span><text:span text:style-name="T24">but in the end there has to be an absolute grading </text:span><text:span text:style-name="T33">target and achievement for the overall product. It’s like in school, you are not automatically a good student just because you are the best guy in a class with bad students. However, if you are a very good student, you are still a very good student </text:span><text:span text:style-name="T42">even </text:span><text:span text:style-name="T33">if all you</text:span><text:span text:style-name="T42">r</text:span><text:span text:style-name="T33"> class mates are very good. </text:span><text:span text:style-name="T34">That is to say, very good is good enough and reaching it is not easy – </text:span><text:span text:style-name="T20">absolutely </text:span><text:span text:style-name="T16">not. </text:span></text:p>
      <text:p text:style-name="P7"><text:span text:style-name="T34">Personally, I have a list in mind with some items I </text:span><text:span text:style-name="T50">consider to be</text:span><text:span text:style-name="T34"> of very good quality. </text:span><text:span text:style-name="T42">T</text:span><text:span text:style-name="T34">his list is not increasing much for years now and </text:span><text:span text:style-name="T59">therefore</text:span><text:span text:style-name="T34"> still easy countable. </text:span><text:span text:style-name="T51">Anyway</text:span><text:span text:style-name="T50">, h</text:span><text:span text:style-name="T34">opefully none of the items </text:span><text:span text:style-name="T59">will </text:span><text:span text:style-name="T34">get broken. </text:span><text:span text:style-name="T50">Of course I’m willing to buy each of these items again, but, unfortunately,</text:span><text:span text:style-name="T34"> chances are high that newer versions </text:span><text:span text:style-name="T50">of the same product </text:span><text:span text:style-name="T34">are of less quality </text:span><text:span text:style-name="T50">if </text:span><text:span text:style-name="T60">quality is</text:span><text:span text:style-name="T50"> </text:span><text:span text:style-name="T51">not </text:span><text:span text:style-name="T50">explicitly </text:span><text:span text:style-name="T51">taken into account</text:span><text:span text:style-name="T50"> during the value engineering process and cost down projec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Gradient_20_2" draw:display-name="Gradient 2" draw:style="ellipsoid" draw:cx="50%" draw:cy="50%" draw:start-color="#ff0000" draw:end-color="#611729" draw:start-intensity="100%" draw:end-intensity="100%" draw:angle="0deg" draw:border="1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rawing" style:family="paragraph" style:parent-style-name="Caption" style:class="extra"/>
    <style:style style:name="Fig." style:family="paragraph" style:parent-style-name="Caption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cm" fo:margin-bottom="1.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3T10:52:00.528275111</meta:creation-date>
    <dc:date>2021-07-04T13:39:28.802044478</dc:date>
    <meta:editing-duration>P1DT18H8M23S</meta:editing-duration>
    <meta:editing-cycles>63</meta:editing-cycles>
    <meta:generator>LibreOffice/7.1.3.2$Linux_X86_64 LibreOffice_project/10$Build-2</meta:generator>
    <meta:document-statistic meta:table-count="0" meta:image-count="0" meta:object-count="0" meta:page-count="3" meta:paragraph-count="14" meta:word-count="1053" meta:character-count="6228" meta:non-whitespace-character-count="5183"/>
  </office:meta>
</office:document-meta>
</file>